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ro1" style:family="table-row">
      <style:table-row-properties style:row-height="17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--&gt; 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MENTA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-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0-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.5-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-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7.5-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0-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2.5-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5-1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7.5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-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-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mony</text:p>
          </table:table-cell>
          <table:table-cell office:value-type="string" calcext:value-type="string">
            <text:p>un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-25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abunda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-40</text:p>
          </table:table-cell>
          <table:table-cell table:number-columns-repeated="2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very comm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0-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mium</text:p>
          </table:table-cell>
          <table:table-cell office:value-type="string" calcext:value-type="string">
            <text:p>rar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49-4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very rar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49.75-49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rium</text:p>
          </table:table-cell>
          <table:table-cell office:value-type="string" calcext:value-type="string">
            <text:p>very rar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49.875-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ICAT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50-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ivine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0-5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net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2.5-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rcon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5-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57.5-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dspar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60-6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anite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62.5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65-6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odonite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67.5-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a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70-7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lorite</text:p>
          </table:table-cell>
          <table:table-cell office:value-type="string" calcext:value-type="string">
            <text:p>commo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72.5-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mimorphite</text:p>
          </table:table-cell>
          <table:table-cell office:value-type="string" calcext:value-type="string">
            <text:p>rar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5-7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umilite</text:p>
          </table:table-cell>
          <table:table-cell office:value-type="string" calcext:value-type="string">
            <text:p>very rare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75.5-75.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float" office:value="24.375" calcext:value-type="float">
            <text:p>24.375</text:p>
          </table:table-cell>
          <table:table-cell office:value-type="string" calcext:value-type="string">
            <text:p>75.625-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75.625-75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string" calcext:value-type="string">
            <text:p>75.75-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0-10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9T21:55:57.859000000</meta:creation-date>
    <dc:date>2019-12-29T22:34:33.788000000</dc:date>
    <meta:editing-duration>PT17M24S</meta:editing-duration>
    <meta:editing-cycles>3</meta:editing-cycles>
    <meta:generator>LibreOffice/6.3.3.2$Windows_X86_64 LibreOffice_project/a64200df03143b798afd1ec74a12ab50359878ed</meta:generator>
    <meta:document-statistic meta:table-count="1" meta:cell-count="142" meta:object-count="0"/>
  </office:meta>
</office:document-meta>
</file>